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c13f6" officeooo:paragraph-rsid="001c13f6" style:font-weight-asian="bold" style:font-weight-complex="bold"/>
    </style:style>
    <style:style style:name="P2" style:family="paragraph" style:parent-style-name="Standard">
      <style:paragraph-properties fo:text-align="start" style:justify-single-word="false"/>
      <style:text-properties fo:font-weight="normal" officeooo:rsid="001c13f6" officeooo:paragraph-rsid="001c13f6" style:font-weight-asian="normal" style:font-weight-complex="normal"/>
    </style:style>
    <style:style style:name="P3" style:family="paragraph" style:parent-style-name="Standard">
      <style:paragraph-properties fo:text-align="start" style:justify-single-word="false"/>
      <style:text-properties fo:font-weight="normal" officeooo:rsid="001e558d" officeooo:paragraph-rsid="001e558d" style:font-weight-asian="normal" style:font-weight-complex="normal"/>
    </style:style>
    <style:style style:name="P4" style:family="paragraph" style:parent-style-name="Standard">
      <style:paragraph-properties fo:text-align="start" style:justify-single-word="false"/>
      <style:text-properties fo:font-weight="normal" officeooo:rsid="001e558d" officeooo:paragraph-rsid="017ae716" style:font-weight-asian="normal" style:font-weight-complex="normal"/>
    </style:style>
    <style:style style:name="P5" style:family="paragraph" style:parent-style-name="Standard">
      <style:paragraph-properties fo:text-align="start" style:justify-single-word="false"/>
      <style:text-properties fo:font-weight="normal" officeooo:rsid="001e558d" officeooo:paragraph-rsid="01852d10" style:font-weight-asian="normal" style:font-weight-complex="normal"/>
    </style:style>
    <style:style style:name="P6" style:family="paragraph" style:parent-style-name="Standard">
      <style:paragraph-properties fo:text-align="start" style:justify-single-word="false"/>
      <style:text-properties fo:font-weight="normal" officeooo:rsid="001e558d" officeooo:paragraph-rsid="018e7e94" style:font-weight-asian="normal" style:font-weight-complex="normal"/>
    </style:style>
    <style:style style:name="P7" style:family="paragraph" style:parent-style-name="Standard">
      <style:paragraph-properties fo:text-align="start" style:justify-single-word="false"/>
      <style:text-properties fo:font-weight="normal" officeooo:rsid="001e558d" officeooo:paragraph-rsid="01b89966" style:font-weight-asian="normal" style:font-weight-complex="normal"/>
    </style:style>
    <style:style style:name="P8" style:family="paragraph" style:parent-style-name="Standard">
      <style:paragraph-properties fo:text-align="start" style:justify-single-word="false"/>
      <style:text-properties fo:font-weight="normal" officeooo:rsid="0186d67f" officeooo:paragraph-rsid="018aef62"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129ae54" officeooo:paragraph-rsid="001c13f6"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17ae716" officeooo:paragraph-rsid="017ae716"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185765c" officeooo:paragraph-rsid="01852d10" style:font-weight-asian="normal" style:font-weight-complex="normal"/>
    </style:style>
    <style:style style:name="P12" style:family="paragraph" style:parent-style-name="Standard">
      <style:paragraph-properties fo:text-align="start" style:justify-single-word="false"/>
      <style:text-properties style:text-underline-style="none" fo:font-weight="bold" officeooo:rsid="01f2362c" officeooo:paragraph-rsid="01f2362c" style:font-weight-asian="bold" style:font-weight-complex="bold"/>
    </style:style>
    <style:style style:name="P13" style:family="paragraph" style:parent-style-name="Standard">
      <style:paragraph-properties fo:text-align="start" style:justify-single-word="false"/>
      <style:text-properties officeooo:paragraph-rsid="001c13f6"/>
    </style:style>
    <style:style style:name="P14" style:family="paragraph" style:parent-style-name="Standard">
      <style:paragraph-properties fo:text-align="start" style:justify-single-word="false"/>
      <style:text-properties officeooo:paragraph-rsid="01f00b9d"/>
    </style:style>
    <style:style style:name="P15" style:family="paragraph" style:parent-style-name="Standard">
      <style:paragraph-properties fo:text-align="start" style:justify-single-word="false"/>
      <style:text-properties officeooo:paragraph-rsid="017ae716"/>
    </style:style>
    <style:style style:name="P16" style:family="paragraph" style:parent-style-name="Standard">
      <style:paragraph-properties fo:text-align="start" style:justify-single-word="false"/>
      <style:text-properties fo:font-weight="normal" officeooo:rsid="001e558d" officeooo:paragraph-rsid="001e558d" style:font-weight-asian="normal" style:font-weight-complex="normal"/>
    </style:style>
    <style:style style:name="P17" style:family="paragraph" style:parent-style-name="Standard">
      <style:paragraph-properties fo:text-align="start" style:justify-single-word="false"/>
      <style:text-properties fo:font-weight="normal" officeooo:rsid="001e558d" officeooo:paragraph-rsid="01f2362c" style:font-weight-asian="normal" style:font-weight-complex="normal"/>
    </style:style>
    <style:style style:name="P18" style:family="paragraph" style:parent-style-name="Standard">
      <style:paragraph-properties fo:text-align="start" style:justify-single-word="false"/>
      <style:text-properties fo:font-weight="normal" officeooo:rsid="001e558d" officeooo:paragraph-rsid="01b89966" style:font-weight-asian="normal" style:font-weight-complex="normal"/>
    </style:style>
    <style:style style:name="P19" style:family="paragraph" style:parent-style-name="Standard">
      <style:paragraph-properties fo:text-align="start" style:justify-single-word="false"/>
      <style:text-properties fo:font-weight="normal" officeooo:rsid="001e558d" officeooo:paragraph-rsid="01e77107" style:font-weight-asian="normal" style:font-weight-complex="normal"/>
    </style:style>
    <style:style style:name="P20" style:family="paragraph" style:parent-style-name="Standard">
      <style:paragraph-properties fo:text-align="start" style:justify-single-word="false"/>
      <style:text-properties fo:font-weight="bold" officeooo:rsid="01f32f82" officeooo:paragraph-rsid="01f32f82" style:font-weight-asian="bold" style:font-weight-complex="bold"/>
    </style:style>
    <style:style style:name="P21" style:family="paragraph" style:parent-style-name="Standard">
      <style:paragraph-properties fo:text-align="start" style:justify-single-word="false"/>
      <style:text-properties fo:font-weight="bold" officeooo:rsid="01f4acfc" officeooo:paragraph-rsid="01f418be" style:font-weight-asian="bold" style:font-weight-complex="bold"/>
    </style:style>
    <style:style style:name="T1" style:family="text">
      <style:text-properties style:text-position="super 58%"/>
    </style:style>
    <style:style style:name="T2" style:family="text">
      <style:text-properties style:text-position="super 58%" officeooo:rsid="012b382f"/>
    </style:style>
    <style:style style:name="T3" style:family="text">
      <style:text-properties style:text-position="super 58%" style:text-underline-style="none"/>
    </style:style>
    <style:style style:name="T4" style:family="text">
      <style:text-properties style:text-position="super 58%" style:text-underline-style="none" officeooo:rsid="019c1e8f"/>
    </style:style>
    <style:style style:name="T5" style:family="text">
      <style:text-properties style:text-position="super 58%" style:text-underline-style="none" officeooo:rsid="01a4385b"/>
    </style:style>
    <style:style style:name="T6" style:family="text">
      <style:text-properties style:text-position="super 58%" fo:font-weight="normal" officeooo:rsid="0129ae54" style:font-weight-asian="normal" style:font-weight-complex="normal"/>
    </style:style>
    <style:style style:name="T7" style:family="text">
      <style:text-properties style:text-underline-style="none"/>
    </style:style>
    <style:style style:name="T8" style:family="text">
      <style:text-properties style:text-underline-style="none" officeooo:rsid="012b382f"/>
    </style:style>
    <style:style style:name="T9" style:family="text">
      <style:text-properties style:text-underline-style="none" officeooo:rsid="0134b83c"/>
    </style:style>
    <style:style style:name="T10" style:family="text">
      <style:text-properties style:text-underline-style="none" officeooo:rsid="01459bda"/>
    </style:style>
    <style:style style:name="T11" style:family="text">
      <style:text-properties style:text-underline-style="none" officeooo:rsid="014d9428"/>
    </style:style>
    <style:style style:name="T12" style:family="text">
      <style:text-properties style:text-underline-style="none" officeooo:rsid="017ae716"/>
    </style:style>
    <style:style style:name="T13" style:family="text">
      <style:text-properties style:text-underline-style="none" officeooo:rsid="017b84cc"/>
    </style:style>
    <style:style style:name="T14" style:family="text">
      <style:text-properties style:text-underline-style="none" officeooo:rsid="01822324"/>
    </style:style>
    <style:style style:name="T15" style:family="text">
      <style:text-properties style:text-underline-style="none" officeooo:rsid="0183c100"/>
    </style:style>
    <style:style style:name="T16" style:family="text">
      <style:text-properties style:text-underline-style="none" officeooo:rsid="01852d10"/>
    </style:style>
    <style:style style:name="T17" style:family="text">
      <style:text-properties style:text-underline-style="none" officeooo:rsid="0185765c"/>
    </style:style>
    <style:style style:name="T18" style:family="text">
      <style:text-properties style:text-underline-style="none" officeooo:rsid="01860d0b"/>
    </style:style>
    <style:style style:name="T19" style:family="text">
      <style:text-properties style:text-underline-style="none" officeooo:rsid="0188a6bd"/>
    </style:style>
    <style:style style:name="T20" style:family="text">
      <style:text-properties style:text-underline-style="none" officeooo:rsid="01890850"/>
    </style:style>
    <style:style style:name="T21" style:family="text">
      <style:text-properties style:text-underline-style="none" officeooo:rsid="018aef62"/>
    </style:style>
    <style:style style:name="T22" style:family="text">
      <style:text-properties style:text-underline-style="none" officeooo:rsid="018d02eb"/>
    </style:style>
    <style:style style:name="T23" style:family="text">
      <style:text-properties style:text-underline-style="none" officeooo:rsid="018e7e94"/>
    </style:style>
    <style:style style:name="T24" style:family="text">
      <style:text-properties style:text-underline-style="none" officeooo:rsid="0186d67f"/>
    </style:style>
    <style:style style:name="T25" style:family="text">
      <style:text-properties style:text-underline-style="none" officeooo:rsid="0190001a"/>
    </style:style>
    <style:style style:name="T26" style:family="text">
      <style:text-properties style:text-underline-style="none" officeooo:rsid="01960890"/>
    </style:style>
    <style:style style:name="T27" style:family="text">
      <style:text-properties style:text-underline-style="none" officeooo:rsid="0197f7e4"/>
    </style:style>
    <style:style style:name="T28" style:family="text">
      <style:text-properties style:text-underline-style="none" officeooo:rsid="019c1e8f"/>
    </style:style>
    <style:style style:name="T29" style:family="text">
      <style:text-properties style:text-underline-style="none" officeooo:rsid="01a30098"/>
    </style:style>
    <style:style style:name="T30" style:family="text">
      <style:text-properties style:text-underline-style="none" officeooo:rsid="01a4385b"/>
    </style:style>
    <style:style style:name="T31" style:family="text">
      <style:text-properties style:text-underline-style="none" officeooo:rsid="01b89966"/>
    </style:style>
    <style:style style:name="T32" style:family="text">
      <style:text-properties style:text-underline-style="none" officeooo:rsid="01b9be63"/>
    </style:style>
    <style:style style:name="T33" style:family="text">
      <style:text-properties style:text-underline-style="none" officeooo:rsid="01c073dd"/>
    </style:style>
    <style:style style:name="T34" style:family="text">
      <style:text-properties style:text-underline-style="none" officeooo:rsid="01e3b8b4"/>
    </style:style>
    <style:style style:name="T35" style:family="text">
      <style:text-properties style:text-underline-style="none" officeooo:rsid="01e5b5f4"/>
    </style:style>
    <style:style style:name="T36" style:family="text">
      <style:text-properties style:text-underline-style="none" officeooo:rsid="01e77107"/>
    </style:style>
    <style:style style:name="T37" style:family="text">
      <style:text-properties style:text-underline-style="none" fo:font-weight="normal" officeooo:rsid="0129ae54" style:font-weight-asian="normal" style:font-weight-complex="normal"/>
    </style:style>
    <style:style style:name="T38" style:family="text">
      <style:text-properties style:text-underline-style="none" fo:font-weight="normal" officeooo:rsid="017ae716" style:font-weight-asian="normal" style:font-weight-complex="normal"/>
    </style:style>
    <style:style style:name="T39" style:family="text">
      <style:text-properties style:text-underline-style="none" fo:font-weight="normal" officeooo:rsid="01ee6afc" style:font-weight-asian="normal" style:font-weight-complex="normal"/>
    </style:style>
    <style:style style:name="T40" style:family="text">
      <style:text-properties style:text-underline-style="none" fo:font-weight="normal" officeooo:rsid="01eca783" style:font-weight-asian="normal" style:font-weight-complex="normal"/>
    </style:style>
    <style:style style:name="T41" style:family="text">
      <style:text-properties style:text-underline-style="none" fo:font-weight="normal" officeooo:rsid="01f00b9d" style:font-weight-asian="normal" style:font-weight-complex="normal"/>
    </style:style>
    <style:style style:name="T42" style:family="text">
      <style:text-properties style:text-underline-style="none" fo:font-weight="normal" officeooo:rsid="017b84cc" style:font-weight-asian="normal" style:font-weight-complex="normal"/>
    </style:style>
    <style:style style:name="T43" style:family="text">
      <style:text-properties style:text-underline-style="none" fo:font-weight="normal" officeooo:rsid="01f1e995" style:font-weight-asian="normal" style:font-weight-complex="normal"/>
    </style:style>
    <style:style style:name="T44" style:family="text">
      <style:text-properties style:text-underline-style="none" fo:font-weight="normal" officeooo:rsid="01822324" style:font-weight-asian="normal" style:font-weight-complex="normal"/>
    </style:style>
    <style:style style:name="T45" style:family="text">
      <style:text-properties style:text-underline-style="none" fo:font-weight="normal" officeooo:rsid="0183c100" style:font-weight-asian="normal" style:font-weight-complex="normal"/>
    </style:style>
    <style:style style:name="T46" style:family="text">
      <style:text-properties style:text-underline-style="none" fo:font-weight="normal" officeooo:rsid="01a4385b" style:font-weight-asian="normal" style:font-weight-complex="normal"/>
    </style:style>
    <style:style style:name="T47" style:family="text">
      <style:text-properties style:text-underline-style="none" officeooo:rsid="01f1e995"/>
    </style:style>
    <style:style style:name="T48" style:family="text">
      <style:text-properties style:text-underline-style="none" officeooo:rsid="01f2362c"/>
    </style:style>
    <style:style style:name="T49" style:family="text">
      <style:text-properties style:text-underline-style="solid" style:text-underline-width="auto" style:text-underline-color="font-color" officeooo:rsid="012b382f"/>
    </style:style>
    <style:style style:name="T50" style:family="text">
      <style:text-properties style:text-underline-style="solid" style:text-underline-width="auto" style:text-underline-color="font-color" officeooo:rsid="014d9428"/>
    </style:style>
    <style:style style:name="T51" style:family="text">
      <style:text-properties style:text-underline-style="solid" style:text-underline-width="auto" style:text-underline-color="font-color" fo:font-weight="normal" officeooo:rsid="0129ae54" style:font-weight-asian="normal" style:font-weight-complex="normal"/>
    </style:style>
    <style:style style:name="T52" style:family="text">
      <style:text-properties officeooo:rsid="012b382f"/>
    </style:style>
    <style:style style:name="T53" style:family="text">
      <style:text-properties officeooo:rsid="017ae716"/>
    </style:style>
    <style:style style:name="T54" style:family="text">
      <style:text-properties officeooo:rsid="01abef8f"/>
    </style:style>
    <style:style style:name="T55" style:family="text">
      <style:text-properties officeooo:rsid="01ac54c6"/>
    </style:style>
    <style:style style:name="T56" style:family="text">
      <style:text-properties officeooo:rsid="01b5a060"/>
    </style:style>
    <style:style style:name="T57" style:family="text">
      <style:text-properties officeooo:rsid="01b74118"/>
    </style:style>
    <style:style style:name="T58" style:family="text">
      <style:text-properties officeooo:rsid="01b89966"/>
    </style:style>
    <style:style style:name="T59" style:family="text">
      <style:text-properties officeooo:rsid="01b9be63"/>
    </style:style>
    <style:style style:name="T60" style:family="text">
      <style:text-properties officeooo:rsid="01e77107"/>
    </style:style>
    <style:style style:name="T61" style:family="text">
      <style:text-properties officeooo:rsid="01ec2bc6"/>
    </style:style>
    <style:style style:name="T62" style:family="text">
      <style:text-properties fo:font-weight="normal" officeooo:rsid="001c13f6" style:font-weight-asian="normal" style:font-weight-complex="normal"/>
    </style:style>
    <style:style style:name="T63" style:family="text">
      <style:text-properties fo:font-weight="normal" officeooo:rsid="0129ae54" style:font-weight-asian="normal" style:font-weight-complex="normal"/>
    </style:style>
    <style:style style:name="T64" style:family="text">
      <style:text-properties fo:font-weight="normal" officeooo:rsid="017ae716" style:font-weight-asian="normal" style:font-weight-complex="normal"/>
    </style:style>
    <style:style style:name="T65" style:family="text">
      <style:text-properties fo:font-weight="normal" officeooo:rsid="01edab32" style:font-weight-asian="normal" style:font-weight-complex="normal"/>
    </style:style>
    <style:style style:name="T66" style:family="text">
      <style:text-properties officeooo:rsid="01f1e995"/>
    </style:style>
    <style:style style:name="T67" style:family="text">
      <style:text-properties style:text-position="0% 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3">Giton et Phédon</text:span>»</text:p>
      <text:p text:style-name="P1"/>
      <text:p text:style-name="P13"><text:span text:style-name="T62"><text:tab/></text:span><text:span text:style-name="T63">L’extrait dont je vais vous faire la présentation aujourd’hui, le </text:span><text:span text:style-name="T64">double </text:span><text:span text:style-name="T63">portrait d</text:span><text:span text:style-name="T64">e Phédon</text:span><text:span text:style-name="T63">, </text:span><text:span text:style-name="T65">figure dans</text:span><text:span text:style-name="T63"> le </text:span><text:span text:style-name="T64">83</text:span><text:span text:style-name="T6">e</text:span><text:span text:style-name="T63"> fragment du </text:span><text:span text:style-name="T64">6</text:span><text:span text:style-name="T6">e</text:span><text:span text:style-name="T63"> livre des </text:span><text:span text:style-name="T51">Caractères</text:span><text:span text:style-name="T37"> intitulé « </text:span><text:span text:style-name="T38">Des biens de fortune</text:span><text:span text:style-name="T37"> », écrit par Jean de La Bruyère. </text:span><text:span text:style-name="T39">Ce portrait intervient dans le prolongement de celui de Giton, son antithèse.</text:span></text:p>
      <text:p text:style-name="P9"/>
      <text:p text:style-name="P2"/>
      <text:p text:style-name="P3">Je vais procéder à la lecture d<text:span text:style-name="T61">e l’extrait</text:span>.</text:p>
      <text:p text:style-name="P3"/>
      <text:p text:style-name="P3"/>
      <text:p text:style-name="P4"><text:tab/><text:span text:style-name="T52">C’est au 17</text:span><text:span text:style-name="T2">e</text:span><text:span text:style-name="T52"> s que La Bruyère écrit les </text:span><text:span text:style-name="T49">Caractères</text:span><text:span text:style-name="T8">, c’est d’ailleurs la seule œuvre qu’il publiera. </text:span><text:span text:style-name="T11">Il s’inspire des </text:span><text:span text:style-name="T50">Caractères de Théophraste</text:span><text:span text:style-name="T11">, philosophe grec. L’œuvre de LB</text:span><text:span text:style-name="T8"> est constituée de plusieurs fragments qui démontrent chacun un comportement qu’un individu pourrait avoir dans la société. La Bruyère cherche donc à dénoncer certaines dimensions de la société dans laquelle il vit en l’analysant et par le biais d’un personnage qui représente cette dimension. </text:span><text:span text:style-name="T17">Tous les personnages de LB sont critiquables dans la mesure où ils n’ont pas le courage de se remettre en question.</text:span><text:span text:style-name="T8"> </text:span><text:span text:style-name="T18">Ils s’obstinent dans l’illusion et dans le fait de s’aveugler. </text:span><text:span text:style-name="T12">Le chapitre « Des biens de fortune » traite de la question de l’argent sur des modes très divers mais condamne globalement, comme dans l’ensemble du recueil, le règne du paraître. En effet, il ne critique pas la richesse mais l’usage de cette aisance matérielle pour n’exister que dans la sphère du paraître. On retrouve ici une inversion des hiérarchies : on fait passer le paraître avant l’être. </text:span><text:span text:style-name="T35">LB dénonce dans ce </text:span><text:span text:style-name="T36">portrait</text:span><text:span text:style-name="T35"> l’influence de la richesse sur le comportement de l’entourage. </text:span><text:span text:style-name="T12">Le double portrait de Giton et de Phédon constitue un véritable diptyque où les deux êtres que LB se plaît à caricaturer s’unissent dans une même forme de dénonciation. La théâtralité joue ici plein dans l’art de peindre ces deux caractères, à travers le registre satirique et ironique.</text:span></text:p>
      <text:p text:style-name="P10"><text:tab/>A nouveau, le moraliste n’explicite pas et ne prescrit pas un modèle de comportement censé corriger les mœurs des êtres qu’il tourne en ridicule : il appartient au lecteur, librement, de construire et se forger sa propre opinion.</text:p>
      <text:p text:style-name="P5"><text:span text:style-name="T12"><text:tab/></text:span><text:span text:style-name="T15">Dans ce fragment Phédon est l’antithèse de Giton, </text:span><text:span text:style-name="T16">allégorie des fortunés, </text:span><text:span text:style-name="T15">mais ils représentent tous deux l’antithèse de l’HH.</text:span></text:p>
      <text:p text:style-name="P14"><text:span text:style-name="T38"><text:tab/></text:span><text:span text:style-name="T40">Comment le moraliste dénonce le portrait de </text:span><text:span text:style-name="T41">Phédon</text:span><text:span text:style-name="T40"> en l’écrivant à l’inverse de celui de </text:span><text:span text:style-name="T41">Giton</text:span><text:span text:style-name="T40">? </text:span></text:p>
      <text:p text:style-name="P15"><text:span text:style-name="T42"><text:tab/></text:span><text:span text:style-name="T43">Nous édudierons tout d’abord sa présentation générale. Ensuite nous comprendrons ses interactions sociales. Enfin nous analyserons sa</text:span><text:span text:style-name="T45"> représentation symbolique.</text:span></text:p>
      <text:p text:style-name="P3"><text:span text:style-name="T9"/></text:p>
      <text:p text:style-name="P12">1<text:span text:style-name="T1">er</text:span> mvt : présentation générale</text:p>
      <text:p text:style-name="P17"><text:span text:style-name="T22"><text:tab/></text:span></text:p>
      <text:p text:style-name="P17"><text:span text:style-name="T48"><text:tab/>L</text:span><text:span text:style-name="T28">e portrait de Phédon entre en contraste total avec le personnage de Giton </text:span><text:span text:style-name="T34">et </text:span><text:span text:style-name="T28">s’ouvre dans un premier mouvement (allant jusqu’à « il ne fait point rire ») sur </text:span><text:span text:style-name="T29">la</text:span><text:span text:style-name="T28"> description de ses interactions et de sa physionomie. Pour autant, ce 2</text:span><text:span text:style-name="T4">e</text:span><text:span text:style-name="T28"> portrait </text:span><text:span text:style-name="T29">s’apparente au portrait de Giton : ainsi nous allons étudier comment le moraliste calque son canevas sur celui de Giton. </text:span><text:span text:style-name="T30">Ce 1</text:span><text:span text:style-name="T5">er</text:span><text:span text:style-name="T30"> mouvement exprime l’impuissance de Phédon à se faire remarquer. En effet, bien que cette présentation soit centrée sur la dimension physique du personnage, comme celle de Giton, elle s’en distingue car LB y ajoute des remarques sur son incapacité à s’exprimer en public et en société. La détresse du personnage est marquée par les paradoxes « il a l’air stupide » (mais il a de l’esprit) et « il oublie de dire ce qu’il sait). On remarque ici que son intelligence se retourne contre lui. LB raisonne avec un style paratactique pour exprimer les conséquences du comportement de Phédon. A la fin du 1</text:span><text:span text:style-name="T5">er</text:span><text:span text:style-name="T30"> mouvement, LB dénonce une société où l’existence est fondée sur l’ostentation.</text:span></text:p>
      <text:p text:style-name="P20"><text:span text:style-name="T46"/></text:p>
      <text:p text:style-name="P20"><text:span text:style-name="T30">2</text:span><text:span text:style-name="T3">e</text:span><text:span text:style-name="T7"> mvt : description des interactions sociales</text:span></text:p>
      <text:p text:style-name="P17"><text:span text:style-name="T30"/></text:p>
      <text:p text:style-name="P7"><text:soft-page-break/><text:tab/>Dans le 2e mouvement, Phédon essaye de se faire remarquer désespérément. Il est si avide d’exister qu’il devient flatteur : le lecteur ne peut plus le prendre en pitié. Il se plie servilement à cette comédie sociale par cette flatterie qui enfante l’hypocrisie et le mensonge. Il quémande, mendie, est scrupuleux, peureux et craintif. <text:span text:style-name="T54">Il cède aux injonctions tyranniques d’une société du paraître absurde. C’est un ectoplasme qui se comporte furtivement, comme un voleur. Le ridicule est créé car ce n’en est pas un. </text:span><text:span text:style-name="T55">Il a peur de son ombre. </text:span><text:span text:style-name="T56">Cette scène tire ses effets comiques par le regard des autres. On trouve en effet un champ lexical du regard : </text:span><text:span text:style-name="T57">Phédon est un pantin articulé par le regard des autres, si « léger » qu’il est facile de le manipuler. </text:span></text:p>
      <text:p text:style-name="P7"/>
      <text:p text:style-name="P20">3<text:span text:style-name="T1">e</text:span> mvt : représentation symbolique</text:p>
      <text:p text:style-name="P7"/>
      <text:p text:style-name="P19"><text:span text:style-name="T57"><text:tab/></text:span><text:span text:style-name="T58">Enfin, dans le dernier mouvement, c</text:span><text:span text:style-name="T57">ontrairement à Giton, le chapeau porté par Phédon est un instrument de camouflage et de disparition : </text:span><text:span text:style-name="T58">il est signe de l’inconsistance. Ce personnage est comparable à un serpent (« passer sans effort », « se couler sans être aperçu »). Le monde est indifférent à sa parole et à ses jugements politiques, c’est un parasite social. La fin de son portrait témoigne d’un repli. </text:span><text:span text:style-name="T59">Giton crache sur les autres donc méprise les autres tandis que Phédon crache « presque sur soi » donc se méprise lui-même. </text:span><text:span text:style-name="T58">Finalement, </text:span><text:span text:style-name="T60">il ne fait pas l’objet d’une grande importance pour son entourage : « ni salut ni compliment ».</text:span></text:p>
      <text:p text:style-name="P19"/>
      <text:p text:style-name="P21"><text:span text:style-name="T22">C</text:span><text:span text:style-name="T7">onclusion</text:span></text:p>
      <text:p text:style-name="P11"/>
      <text:p text:style-name="P8"><text:span text:style-name="T17"><text:tab/></text:span><text:span text:style-name="T19">LB </text:span><text:span text:style-name="T33">dresse donc la satire </text:span><text:span text:style-name="T19">compar</text:span><text:span text:style-name="T33">ative de</text:span><text:span text:style-name="T19"> Phédon avec Giton en réécrivant son portrait à l’inverse et en leur faisant faire les mêmes actions dans des temps forts qui se répondent. On a affaire ici à un </text:span><text:span text:style-name="T31">diptyque</text:span><text:span text:style-name="T19"> en actes </text:span><text:span text:style-name="T32">qui montre que la condition matérielle des êtres détermine leur être moral. Le regard de LB est extrêmement pessimiste sur l’Homme et sur les vices de la société de son temps puisqu’il semble ne pas y avoir de place pour les êtres vertueux : soit on choisit de dominer soit on choisit d’être dominé. La richesse se fonde donc sur la misère des autres qui vivent dans un rapport de dépendance avec les fortunés. LB</text:span><text:span text:style-name="T16"> </text:span><text:span text:style-name="T10">délivre </text:span><text:span text:style-name="T32">donc </text:span><text:span text:style-name="T10">subtilement un enseignement prégnant sans avoir recours aux prescriptions moralisatrice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3-09T11:16:02.405138133</meta:creation-date>
    <meta:generator>LibreOffice/6.4.3.2$Windows_X86_64 LibreOffice_project/747b5d0ebf89f41c860ec2a39efd7cb15b54f2d8</meta:generator>
    <dc:date>2022-06-28T12:12:17.215000000</dc:date>
    <meta:editing-duration>P1DT16H44M50S</meta:editing-duration>
    <meta:editing-cycles>94</meta:editing-cycles>
    <meta:document-statistic meta:table-count="0" meta:image-count="0" meta:object-count="0" meta:page-count="2" meta:paragraph-count="17" meta:word-count="952" meta:character-count="5694" meta:non-whitespace-character-count="4745"/>
  </office:meta>
</office:document-meta>
</file>